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rnet De Bord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11:52:11.953000000</meta:creation-date>
    <meta:generator>LibreOffice/24.2.4.2$Windows_X86_64 LibreOffice_project/51a6219feb6075d9a4c46691dcfe0cd9c4fff3c2</meta:generator>
    <dc:date>2025-03-11T10:24:55.097000000</dc:date>
    <meta:editing-duration>PT34S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2"/>
  </office:meta>
</office:document-meta>
</file>